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AB674955F5FA9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3.604cm" svg:height="14.751cm" draw:z-index="0"><draw:image xlink:href="Pictures/10000000000005A000000384AB674955F5FA98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2S</meta:editing-duration>
    <meta:editing-cycles>4</meta:editing-cycles>
    <meta:generator>LibreOffice/5.1.4.2$Windows_x86 LibreOffice_project/f99d75f39f1c57ebdd7ffc5f42867c12031db97a</meta:generator>
    <dc:date>2017-01-23T23:41:14.579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